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5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20"/>
        </table:table-row>
        <table:table-row table:style-name="ro2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modifier</text:p>
          </table:table-cell>
          <table:table-cell table:number-columns-repeated="4"/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component_set</text:p>
          </table:table-cell>
          <table:table-cell office:value-type="string">
            <text:p>upgrades_to</text:p>
          </table:table-cell>
          <table:table-cell office:value-type="string">
            <text:p>ai_weight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ship_auto_repair_add</text:p>
          </table:table-cell>
          <table:table-cell office:value-type="string">
            <text:p>ship_hitpoints_mult</text:p>
          </table:table-cell>
          <table:table-cell office:value-type="string">
            <text:p>ship_shield_hp_mult</text:p>
          </table:table-cell>
          <table:table-cell office:value-type="string">
            <text:p>ship_shield_regen_add_perc</text:p>
          </table:table-cell>
          <table:table-cell office:value-type="string">
            <text:p>ship_accuracy_add</text:p>
          </table:table-cell>
          <table:table-cell table:number-columns-repeated="4"/>
          <table:table-cell office:value-type="string">
            <text:p>weight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"AUTO_REPAIR"</text:p>
          </table:table-cell>
          <table:table-cell table:number-columns-repeated="15" office:value-type="string">
            <text:p>#delete</text:p>
          </table:table-cell>
          <table:table-cell/>
          <table:table-cell office:value-type="string">
            <text:p>"AUTO_REPAIR</text:p>
          </table:table-cell>
          <table:table-cell table:number-columns-repeated="3"/>
        </table:table-row>
        <table:table-row table:style-name="ro1">
          <table:table-cell office:value-type="string">
            <text:p>"AUTO_REPAIR_2"</text:p>
          </table:table-cell>
          <table:table-cell table:number-columns-repeated="15" office:value-type="string">
            <text:p>#delete</text:p>
          </table:table-cell>
          <table:table-cell/>
          <table:table-cell office:value-type="string">
            <text:p>"AUTO_REPAIR_2</text:p>
          </table:table-cell>
          <table:table-cell table:number-columns-repeated="3"/>
        </table:table-row>
        <table:table-row table:style-name="ro1">
          <table:table-cell office:value-type="string">
            <text:p>"SHIELD_MULTIPLEXER_1"</text:p>
          </table:table-cell>
          <table:table-cell table:number-columns-repeated="15" office:value-type="string">
            <text:p>#delete</text:p>
          </table:table-cell>
          <table:table-cell/>
          <table:table-cell office:value-type="string">
            <text:p>"SHIELD_MULTIPLEXER_1</text:p>
          </table:table-cell>
          <table:table-cell table:number-columns-repeated="3"/>
        </table:table-row>
        <table:table-row table:style-name="ro1">
          <table:table-cell office:value-type="string">
            <text:p>"SHIELD_MULTIPLEXER_2"</text:p>
          </table:table-cell>
          <table:table-cell table:number-columns-repeated="15" office:value-type="string">
            <text:p>#delete</text:p>
          </table:table-cell>
          <table:table-cell/>
          <table:table-cell office:value-type="string">
            <text:p>"SHIELD_MULTIPLEXER_2</text:p>
          </table:table-cell>
          <table:table-cell table:number-columns-repeated="3"/>
        </table:table-row>
        <table:table-row table:style-name="ro1">
          <table:table-cell office:value-type="string">
            <text:p>"TARGETING_OPTRONICS_1"</text:p>
          </table:table-cell>
          <table:table-cell table:number-columns-repeated="15" office:value-type="string">
            <text:p>#delete</text:p>
          </table:table-cell>
          <table:table-cell/>
          <table:table-cell office:value-type="string">
            <text:p>"TARGETING_OPTRONICS_1</text:p>
          </table:table-cell>
          <table:table-cell table:number-columns-repeated="3"/>
        </table:table-row>
        <table:table-row table:style-name="ro1">
          <table:table-cell office:value-type="string">
            <text:p>"TARGETING_OPTRONICS_2"</text:p>
          </table:table-cell>
          <table:table-cell table:number-columns-repeated="15" office:value-type="string">
            <text:p>#delete</text:p>
          </table:table-cell>
          <table:table-cell/>
          <table:table-cell office:value-type="string">
            <text:p>"TARGETING_OPTRONICS_2</text:p>
          </table:table-cell>
          <table:table-cell table:number-columns-repeated="3"/>
        </table:table-row>
        <table:table-row table:style-name="ro1">
          <table:table-cell office:value-type="string">
            <text:p>"ENIGMATIC_ENCODER"</text:p>
          </table:table-cell>
          <table:table-cell table:number-columns-repeated="15" office:value-type="string">
            <text:p>#delete</text:p>
          </table:table-cell>
          <table:table-cell/>
          <table:table-cell office:value-type="string">
            <text:p>"ENIGMATIC_ENCODER</text:p>
          </table:table-cell>
          <table:table-cell table:number-columns-repeated="3"/>
        </table:table-row>
        <table:table-row table:style-name="ro3">
          <table:table-cell office:value-type="string">
            <text:p>"EMPTY_AUX_SLOT"</text:p>
          </table:table-cell>
          <table:table-cell office:value-type="string">
            <text:p>aux</text:p>
          </table:table-cell>
          <table:table-cell table:style-name="ce1" office:value-type="string">
            <text:p>"GFX_ship_part_empty_ftl_drive"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  <table:table-cell office:value-type="string">
            <text:p>"ex_aux_slot_replace"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style-name="ce2" office:value-type="string">
            <text:p>"</text:p>
          </table:table-cell>
          <table:table-cell table:number-columns-repeated="2"/>
        </table:table-row>
        <table:table-row table:style-name="ro2">
          <table:table-cell table:formula="of:=CONCATENATE([.R13];&quot;_&quot;;[.U13];[.S$12])" office:value-type="string" office:string-value="&quot;AUTO_REPAIR_CORVETTE&quot;">
            <text:p>"AUTO_REPAIR_CORVETTE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corvette corvetteNSC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14]" office:value-type="string" office:string-value="&quot;AUTO_REPAIR_2_CORVETTE&quot;">
            <text:p>"AUTO_REPAIR_2_CORVETTE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2">
          <table:table-cell table:formula="of:=CONCATENATE([.R14];&quot;_&quot;;[.U14];[.S$12])" office:value-type="string" office:string-value="&quot;AUTO_REPAIR_2_CORVETTE&quot;">
            <text:p>"AUTO_REPAIR_2_CORVETTE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corvette corvetteNSC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2">
          <table:table-cell table:formula="of:=CONCATENATE([.R15];&quot;_&quot;;[.U15];[.S$12])" office:value-type="string" office:string-value="&quot;SHIELD_MULTIPLEXER_1_CORVETTE&quot;">
            <text:p>"SHIELD_MULTIPLEXER_1_CORVETTE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16]" office:value-type="string" office:string-value="&quot;SHIELD_MULTIPLEXER_2_CORVETTE&quot;">
            <text:p>"SHIELD_MULTIPLEXER_2_CORVETTE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2">
          <table:table-cell table:formula="of:=CONCATENATE([.R16];&quot;_&quot;;[.U16];[.S$12])" office:value-type="string" office:string-value="&quot;SHIELD_MULTIPLEXER_2_CORVETTE&quot;">
            <text:p>"SHIELD_MULTIPLEXER_2_CORVETTE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corvette corvetteNSC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2">
          <table:table-cell table:formula="of:=CONCATENATE([.R17];&quot;_&quot;;[.U17];[.S$12])" office:value-type="string" office:string-value="&quot;TARGETING_OPTRONICS_1_CORVETTE&quot;">
            <text:p>"TARGETING_OPTRONICS_1_CORVETTE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corvette corvetteNSC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18]" office:value-type="string" office:string-value="&quot;TARGETING_OPTRONICS_2_CORVETTE&quot;">
            <text:p>"TARGETING_OPTRONICS_2_CORVETTE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2">
          <table:table-cell table:formula="of:=CONCATENATE([.R18];&quot;_&quot;;[.U18];[.S$12])" office:value-type="string" office:string-value="&quot;TARGETING_OPTRONICS_2_CORVETTE&quot;">
            <text:p>"TARGETING_OPTRONICS_2_CORVETTE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corvette corvetteNSC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19]" office:value-type="string" office:string-value="&quot;ENIGMATIC_ENCODER_CORVETTE&quot;">
            <text:p>"ENIGMATIC_ENCODER_CORVETTE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2">
          <table:table-cell table:formula="of:=CONCATENATE([.R19];&quot;_&quot;;[.U19];[.S$12])" office:value-type="string" office:string-value="&quot;ENIGMATIC_ENCODER_CORVETTE&quot;">
            <text:p>"ENIGMATIC_ENCODER_CORVETTE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corvette corvetteNSC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CORVETTE</text:p>
          </table:table-cell>
        </table:table-row>
        <table:table-row table:style-name="ro2">
          <table:table-cell table:formula="of:=CONCATENATE([.R20];&quot;_&quot;;[.U20];[.S$12])" office:value-type="string" office:string-value="&quot;AUTO_REPAIR_DESTROYER&quot;">
            <text:p>"AUTO_REPAIR_DESTROYE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destroyer destroyerNSC Escort Frigate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21]" office:value-type="string" office:string-value="&quot;AUTO_REPAIR_2_DESTROYER&quot;">
            <text:p>"AUTO_REPAIR_2_DESTROYER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2">
          <table:table-cell table:formula="of:=CONCATENATE([.R21];&quot;_&quot;;[.U21];[.S$12])" office:value-type="string" office:string-value="&quot;AUTO_REPAIR_2_DESTROYER&quot;">
            <text:p>"AUTO_REPAIR_2_DESTROYER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destroyer destroyerNSC Escort Frigate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2">
          <table:table-cell table:formula="of:=CONCATENATE([.R22];&quot;_&quot;;[.U22];[.S$12])" office:value-type="string" office:string-value="&quot;SHIELD_MULTIPLEXER_1_DESTROYER&quot;">
            <text:p>"SHIELD_MULTIPLEXER_1_DESTROYER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destroyer destroyerNSC Escort Frigate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23]" office:value-type="string" office:string-value="&quot;SHIELD_MULTIPLEXER_2_DESTROYER&quot;">
            <text:p>"SHIELD_MULTIPLEXER_2_DESTROYER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2">
          <table:table-cell table:formula="of:=CONCATENATE([.R23];&quot;_&quot;;[.U23];[.S$12])" office:value-type="string" office:string-value="&quot;SHIELD_MULTIPLEXER_2_DESTROYER&quot;">
            <text:p>"SHIELD_MULTIPLEXER_2_DESTROYER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destroyer destroyerNSC Escort Frigate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2">
          <table:table-cell table:formula="of:=CONCATENATE([.R24];&quot;_&quot;;[.U24];[.S$12])" office:value-type="string" office:string-value="&quot;TARGETING_OPTRONICS_1_DESTROYER&quot;">
            <text:p>"TARGETING_OPTRONICS_1_DESTROYER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25]" office:value-type="string" office:string-value="&quot;TARGETING_OPTRONICS_2_DESTROYER&quot;">
            <text:p>"TARGETING_OPTRONICS_2_DESTROYER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2">
          <table:table-cell table:formula="of:=CONCATENATE([.R25];&quot;_&quot;;[.U25];[.S$12])" office:value-type="string" office:string-value="&quot;TARGETING_OPTRONICS_2_DESTROYER&quot;">
            <text:p>"TARGETING_OPTRONICS_2_DESTROYER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destroyer destroyerNSC Escort Frigate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26]" office:value-type="string" office:string-value="&quot;ENIGMATIC_ENCODER_DESTROYER&quot;">
            <text:p>"ENIGMATIC_ENCODER_DESTROYER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2">
          <table:table-cell table:formula="of:=CONCATENATE([.R26];&quot;_&quot;;[.U26];[.S$12])" office:value-type="string" office:string-value="&quot;ENIGMATIC_ENCODER_DESTROYER&quot;">
            <text:p>"ENIGMATIC_ENCODER_DESTROY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destroyer destroyerNSC Escort Frigate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DESTROYER</text:p>
          </table:table-cell>
        </table:table-row>
        <table:table-row table:style-name="ro2">
          <table:table-cell table:formula="of:=CONCATENATE([.R27];&quot;_&quot;;[.U27];[.S$12])" office:value-type="string" office:string-value="&quot;AUTO_REPAIR_CRUISER&quot;">
            <text:p>"AUTO_REPAIR_CRUISE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28]" office:value-type="string" office:string-value="&quot;AUTO_REPAIR_2_CRUISER&quot;">
            <text:p>"AUTO_REPAIR_2_CRUISER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2">
          <table:table-cell table:formula="of:=CONCATENATE([.R28];&quot;_&quot;;[.U28];[.S$12])" office:value-type="string" office:string-value="&quot;AUTO_REPAIR_2_CRUISER&quot;">
            <text:p>"AUTO_REPAIR_2_CRUISER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2">
          <table:table-cell table:formula="of:=CONCATENATE([.R29];&quot;_&quot;;[.U29];[.S$12])" office:value-type="string" office:string-value="&quot;SHIELD_MULTIPLEXER_1_CRUISER&quot;">
            <text:p>"SHIELD_MULTIPLEXER_1_CRUISER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30]" office:value-type="string" office:string-value="&quot;SHIELD_MULTIPLEXER_2_CRUISER&quot;">
            <text:p>"SHIELD_MULTIPLEXER_2_CRUISER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2">
          <table:table-cell table:formula="of:=CONCATENATE([.R30];&quot;_&quot;;[.U30];[.S$12])" office:value-type="string" office:string-value="&quot;SHIELD_MULTIPLEXER_2_CRUISER&quot;">
            <text:p>"SHIELD_MULTIPLEXER_2_CRUISER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2">
          <table:table-cell table:formula="of:=CONCATENATE([.R31];&quot;_&quot;;[.U31];[.S$12])" office:value-type="string" office:string-value="&quot;TARGETING_OPTRONICS_1_CRUISER&quot;">
            <text:p>"TARGETING_OPTRONICS_1_CRUISER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32]" office:value-type="string" office:string-value="&quot;TARGETING_OPTRONICS_2_CRUISER&quot;">
            <text:p>"TARGETING_OPTRONICS_2_CRUISER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2">
          <table:table-cell table:formula="of:=CONCATENATE([.R32];&quot;_&quot;;[.U32];[.S$12])" office:value-type="string" office:string-value="&quot;TARGETING_OPTRONICS_2_CRUISER&quot;">
            <text:p>"TARGETING_OPTRONICS_2_CRUISER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33]" office:value-type="string" office:string-value="&quot;ENIGMATIC_ENCODER_CRUISER&quot;">
            <text:p>"ENIGMATIC_ENCODER_CRUISER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2">
          <table:table-cell table:formula="of:=CONCATENATE([.R33];&quot;_&quot;;[.U33];[.S$12])" office:value-type="string" office:string-value="&quot;ENIGMATIC_ENCODER_CRUISER&quot;">
            <text:p>"ENIGMATIC_ENCODER_CRUISER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cruiser cruiserNSC supportship LightCarrier Light_Carrier StrikeCruiser facruiser Battlecruiser rs_battlecruiser rs_support_cruiser rs_ea_cruiser ConstructionCruiser ScienceCruiser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CRUISER</text:p>
          </table:table-cell>
        </table:table-row>
        <table:table-row table:style-name="ro2">
          <table:table-cell table:formula="of:=CONCATENATE([.R34];&quot;_&quot;;[.U34];[.S$12])" office:value-type="string" office:string-value="&quot;AUTO_REPAIR_BB&quot;">
            <text:p>"AUTO_REPAIR_BB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battleship battleshipNSC Carrier SCX_Carrier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35]" office:value-type="string" office:string-value="&quot;AUTO_REPAIR_2_BB&quot;">
            <text:p>"AUTO_REPAIR_2_BB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2">
          <table:table-cell table:formula="of:=CONCATENATE([.R35];&quot;_&quot;;[.U35];[.S$12])" office:value-type="string" office:string-value="&quot;AUTO_REPAIR_2_BB&quot;">
            <text:p>"AUTO_REPAIR_2_BB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battleship battleshipNSC Carrier SCX_Carrier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2">
          <table:table-cell table:formula="of:=CONCATENATE([.R36];&quot;_&quot;;[.U36];[.S$12])" office:value-type="string" office:string-value="&quot;SHIELD_MULTIPLEXER_1_BB&quot;">
            <text:p>"SHIELD_MULTIPLEXER_1_BB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battleship battleshipNSC Carrier SCX_Carrier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37]" office:value-type="string" office:string-value="&quot;SHIELD_MULTIPLEXER_2_BB&quot;">
            <text:p>"SHIELD_MULTIPLEXER_2_BB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2">
          <table:table-cell table:formula="of:=CONCATENATE([.R37];&quot;_&quot;;[.U37];[.S$12])" office:value-type="string" office:string-value="&quot;SHIELD_MULTIPLEXER_2_BB&quot;">
            <text:p>"SHIELD_MULTIPLEXER_2_BB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battleship battleshipNSC Carrier SCX_Carrier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2">
          <table:table-cell table:formula="of:=CONCATENATE([.R38];&quot;_&quot;;[.U38];[.S$12])" office:value-type="string" office:string-value="&quot;TARGETING_OPTRONICS_1_BB&quot;">
            <text:p>"TARGETING_OPTRONICS_1_BB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39]" office:value-type="string" office:string-value="&quot;TARGETING_OPTRONICS_2_BB&quot;">
            <text:p>"TARGETING_OPTRONICS_2_BB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2">
          <table:table-cell table:formula="of:=CONCATENATE([.R39];&quot;_&quot;;[.U39];[.S$12])" office:value-type="string" office:string-value="&quot;TARGETING_OPTRONICS_2_BB&quot;">
            <text:p>"TARGETING_OPTRONICS_2_BB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40]" office:value-type="string" office:string-value="&quot;ENIGMATIC_ENCODER_BB&quot;">
            <text:p>"ENIGMATIC_ENCODER_BB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2">
          <table:table-cell table:formula="of:=CONCATENATE([.R40];&quot;_&quot;;[.U40];[.S$12])" office:value-type="string" office:string-value="&quot;ENIGMATIC_ENCODER_BB&quot;">
            <text:p>"ENIGMATIC_ENCODER_BB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battleship battleshipNSC Carrier SCX_Carrier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BB</text:p>
          </table:table-cell>
        </table:table-row>
        <table:table-row table:style-name="ro2">
          <table:table-cell table:formula="of:=CONCATENATE([.R41];&quot;_&quot;;[.U41];[.S$12])" office:value-type="string" office:string-value="&quot;AUTO_REPAIR_DN&quot;">
            <text:p>"AUTO_REPAIR_DN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42]" office:value-type="string" office:string-value="&quot;AUTO_REPAIR_2_DN&quot;">
            <text:p>"AUTO_REPAIR_2_DN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2">
          <table:table-cell table:formula="of:=CONCATENATE([.R42];&quot;_&quot;;[.U42];[.S$12])" office:value-type="string" office:string-value="&quot;AUTO_REPAIR_2_DN&quot;">
            <text:p>"AUTO_REPAIR_2_DN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2">
          <table:table-cell table:formula="of:=CONCATENATE([.R43];&quot;_&quot;;[.U43];[.S$12])" office:value-type="string" office:string-value="&quot;SHIELD_MULTIPLEXER_1_DN&quot;">
            <text:p>"SHIELD_MULTIPLEXER_1_DN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44]" office:value-type="string" office:string-value="&quot;SHIELD_MULTIPLEXER_2_DN&quot;">
            <text:p>"SHIELD_MULTIPLEXER_2_DN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2">
          <table:table-cell table:formula="of:=CONCATENATE([.R44];&quot;_&quot;;[.U44];[.S$12])" office:value-type="string" office:string-value="&quot;SHIELD_MULTIPLEXER_2_DN&quot;">
            <text:p>"SHIELD_MULTIPLEXER_2_DN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2">
          <table:table-cell table:formula="of:=CONCATENATE([.R45];&quot;_&quot;;[.U45];[.S$12])" office:value-type="string" office:string-value="&quot;TARGETING_OPTRONICS_1_DN&quot;">
            <text:p>"TARGETING_OPTRONICS_1_DN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46]" office:value-type="string" office:string-value="&quot;TARGETING_OPTRONICS_2_DN&quot;">
            <text:p>"TARGETING_OPTRONICS_2_DN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2">
          <table:table-cell table:formula="of:=CONCATENATE([.R46];&quot;_&quot;;[.U46];[.S$12])" office:value-type="string" office:string-value="&quot;TARGETING_OPTRONICS_2_DN&quot;">
            <text:p>"TARGETING_OPTRONICS_2_DN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47]" office:value-type="string" office:string-value="&quot;ENIGMATIC_ENCODER_DN&quot;">
            <text:p>"ENIGMATIC_ENCODER_DN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2">
          <table:table-cell table:formula="of:=CONCATENATE([.R47];&quot;_&quot;;[.U47];[.S$12])" office:value-type="string" office:string-value="&quot;ENIGMATIC_ENCODER_DN&quot;">
            <text:p>"ENIGMATIC_ENCODER_DN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dreadnought erebus leviathan titan SCX_Dreadnought SCX_Superdreadnought Dreadnought Superdreadnought Flagship rs_dreadnought rs_heavy_dreadnought_type_a rs_heavy_dreadnought_type_b rs_heavy_dreadnought_type_c rs_heavy_dreadnought_type_d rs_heavy_dreadnought_type_e rs_heavy_dreadnought_type_f rs_heavy_dreadnought_type_g LoGHFlagship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DN</text:p>
          </table:table-cell>
        </table:table-row>
        <table:table-row table:style-name="ro2">
          <table:table-cell table:formula="of:=CONCATENATE([.R48];&quot;_&quot;;[.U48];[.S$12])" office:value-type="string" office:string-value="&quot;AUTO_REPAIR_SF&quot;">
            <text:p>"AUTO_REPAIR_S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military_station_small outpost_station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49]" office:value-type="string" office:string-value="&quot;AUTO_REPAIR_2_SF&quot;">
            <text:p>"AUTO_REPAIR_2_SF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2">
          <table:table-cell table:formula="of:=CONCATENATE([.R49];&quot;_&quot;;[.U49];[.S$12])" office:value-type="string" office:string-value="&quot;AUTO_REPAIR_2_SF&quot;">
            <text:p>"AUTO_REPAIR_2_S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small outpost_station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1">
          <table:table-cell table:formula="of:=CONCATENATE([.R50];&quot;_&quot;;[.U50];[.S$12])" office:value-type="string" office:string-value="&quot;SHIELD_MULTIPLEXER_1_SF&quot;">
            <text:p>"SHIELD_MULTIPLEXER_1_S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51]" office:value-type="string" office:string-value="&quot;SHIELD_MULTIPLEXER_2_SF&quot;">
            <text:p>"SHIELD_MULTIPLEXER_2_SF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1">
          <table:table-cell table:formula="of:=CONCATENATE([.R51];&quot;_&quot;;[.U51];[.S$12])" office:value-type="string" office:string-value="&quot;SHIELD_MULTIPLEXER_2_SF&quot;">
            <text:p>"SHIELD_MULTIPLEXER_2_S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small outpost_station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2">
          <table:table-cell table:formula="of:=CONCATENATE([.R52];&quot;_&quot;;[.U52];[.S$12])" office:value-type="string" office:string-value="&quot;TARGETING_OPTRONICS_1_SF&quot;">
            <text:p>"TARGETING_OPTRONICS_1_S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53]" office:value-type="string" office:string-value="&quot;TARGETING_OPTRONICS_2_SF&quot;">
            <text:p>"TARGETING_OPTRONICS_2_SF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2">
          <table:table-cell table:formula="of:=CONCATENATE([.R53];&quot;_&quot;;[.U53];[.S$12])" office:value-type="string" office:string-value="&quot;TARGETING_OPTRONICS_2_SF&quot;">
            <text:p>"TARGETING_OPTRONICS_2_S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54]" office:value-type="string" office:string-value="&quot;ENIGMATIC_ENCODER_SF&quot;">
            <text:p>"ENIGMATIC_ENCODER_SF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1">
          <table:table-cell table:formula="of:=CONCATENATE([.R54];&quot;_&quot;;[.U54];[.S$12])" office:value-type="string" office:string-value="&quot;ENIGMATIC_ENCODER_SF&quot;">
            <text:p>"ENIGMATIC_ENCODER_S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military_station_small outpost_station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SF</text:p>
          </table:table-cell>
        </table:table-row>
        <table:table-row table:style-name="ro2">
          <table:table-cell table:formula="of:=CONCATENATE([.R55];&quot;_&quot;;[.U55];[.S$12])" office:value-type="string" office:string-value="&quot;AUTO_REPAIR_MF&quot;">
            <text:p>"AUTO_REPAIR_M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military_station_medium ass_military_complex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56]" office:value-type="string" office:string-value="&quot;AUTO_REPAIR_2_MF&quot;">
            <text:p>"AUTO_REPAIR_2_MF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2">
          <table:table-cell table:formula="of:=CONCATENATE([.R56];&quot;_&quot;;[.U56];[.S$12])" office:value-type="string" office:string-value="&quot;AUTO_REPAIR_2_MF&quot;">
            <text:p>"AUTO_REPAIR_2_M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medium ass_military_complex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1">
          <table:table-cell table:formula="of:=CONCATENATE([.R57];&quot;_&quot;;[.U57];[.S$12])" office:value-type="string" office:string-value="&quot;SHIELD_MULTIPLEXER_1_MF&quot;">
            <text:p>"SHIELD_MULTIPLEXER_1_M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58]" office:value-type="string" office:string-value="&quot;SHIELD_MULTIPLEXER_2_MF&quot;">
            <text:p>"SHIELD_MULTIPLEXER_2_MF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1">
          <table:table-cell table:formula="of:=CONCATENATE([.R58];&quot;_&quot;;[.U58];[.S$12])" office:value-type="string" office:string-value="&quot;SHIELD_MULTIPLEXER_2_MF&quot;">
            <text:p>"SHIELD_MULTIPLEXER_2_M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medium ass_military_complex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2">
          <table:table-cell table:formula="of:=CONCATENATE([.R59];&quot;_&quot;;[.U59];[.S$12])" office:value-type="string" office:string-value="&quot;TARGETING_OPTRONICS_1_MF&quot;">
            <text:p>"TARGETING_OPTRONICS_1_M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60]" office:value-type="string" office:string-value="&quot;TARGETING_OPTRONICS_2_MF&quot;">
            <text:p>"TARGETING_OPTRONICS_2_MF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2">
          <table:table-cell table:formula="of:=CONCATENATE([.R60];&quot;_&quot;;[.U60];[.S$12])" office:value-type="string" office:string-value="&quot;TARGETING_OPTRONICS_2_MF&quot;">
            <text:p>"TARGETING_OPTRONICS_2_M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61]" office:value-type="string" office:string-value="&quot;ENIGMATIC_ENCODER_MF&quot;">
            <text:p>"ENIGMATIC_ENCODER_MF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1">
          <table:table-cell table:formula="of:=CONCATENATE([.R61];&quot;_&quot;;[.U61];[.S$12])" office:value-type="string" office:string-value="&quot;ENIGMATIC_ENCODER_MF&quot;">
            <text:p>"ENIGMATIC_ENCODER_M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military_station_medium ass_military_complex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MF</text:p>
          </table:table-cell>
        </table:table-row>
        <table:table-row table:style-name="ro2">
          <table:table-cell table:formula="of:=CONCATENATE([.R62];&quot;_&quot;;[.U62];[.S$12])" office:value-type="string" office:string-value="&quot;AUTO_REPAIR_LF&quot;">
            <text:p>"AUTO_REPAIR_L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military_station_large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63]" office:value-type="string" office:string-value="&quot;AUTO_REPAIR_2_LF&quot;">
            <text:p>"AUTO_REPAIR_2_LF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2">
          <table:table-cell table:formula="of:=CONCATENATE([.R63];&quot;_&quot;;[.U63];[.S$12])" office:value-type="string" office:string-value="&quot;AUTO_REPAIR_2_LF&quot;">
            <text:p>"AUTO_REPAIR_2_L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large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1">
          <table:table-cell table:formula="of:=CONCATENATE([.R64];&quot;_&quot;;[.U64];[.S$12])" office:value-type="string" office:string-value="&quot;SHIELD_MULTIPLEXER_1_LF&quot;">
            <text:p>"SHIELD_MULTIPLEXER_1_L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65]" office:value-type="string" office:string-value="&quot;SHIELD_MULTIPLEXER_2_LF&quot;">
            <text:p>"SHIELD_MULTIPLEXER_2_LF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1">
          <table:table-cell table:formula="of:=CONCATENATE([.R65];&quot;_&quot;;[.U65];[.S$12])" office:value-type="string" office:string-value="&quot;SHIELD_MULTIPLEXER_2_LF&quot;">
            <text:p>"SHIELD_MULTIPLEXER_2_L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large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2">
          <table:table-cell table:formula="of:=CONCATENATE([.R66];&quot;_&quot;;[.U66];[.S$12])" office:value-type="string" office:string-value="&quot;TARGETING_OPTRONICS_1_LF&quot;">
            <text:p>"TARGETING_OPTRONICS_1_L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military_station_large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67]" office:value-type="string" office:string-value="&quot;TARGETING_OPTRONICS_2_LF&quot;">
            <text:p>"TARGETING_OPTRONICS_2_LF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2">
          <table:table-cell table:formula="of:=CONCATENATE([.R67];&quot;_&quot;;[.U67];[.S$12])" office:value-type="string" office:string-value="&quot;TARGETING_OPTRONICS_2_LF&quot;">
            <text:p>"TARGETING_OPTRONICS_2_L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large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68]" office:value-type="string" office:string-value="&quot;ENIGMATIC_ENCODER_LF&quot;">
            <text:p>"ENIGMATIC_ENCODER_LF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1">
          <table:table-cell table:formula="of:=CONCATENATE([.R68];&quot;_&quot;;[.U68];[.S$12])" office:value-type="string" office:string-value="&quot;ENIGMATIC_ENCODER_LF&quot;">
            <text:p>"ENIGMATIC_ENCODER_L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military_station_large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LF</text:p>
          </table:table-cell>
        </table:table-row>
        <table:table-row table:style-name="ro2">
          <table:table-cell table:formula="of:=CONCATENATE([.R69];&quot;_&quot;;[.U69];[.S$12])" office:value-type="string" office:string-value="&quot;AUTO_REPAIR_XLF&quot;">
            <text:p>"AUTO_REPAIR_XLF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table:number-columns-repeated="3"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martmetal_manipulation_1" }</text:p>
          </table:table-cell>
          <table:table-cell office:value-type="string">
            <text:p>"ex_aux_slot_replace"</text:p>
          </table:table-cell>
          <table:table-cell table:formula="of:=[.A70]" office:value-type="string" office:string-value="&quot;AUTO_REPAIR_2_XLF&quot;">
            <text:p>"AUTO_REPAIR_2_XLF"</text:p>
          </table:table-cell>
          <table:table-cell office:value-type="string">
            <text:p>1</text:p>
          </table:table-cell>
          <table:table-cell/>
          <table:table-cell office:value-type="string">
            <text:p>"AUTO_REPAIR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2">
          <table:table-cell table:formula="of:=CONCATENATE([.R70];&quot;_&quot;;[.U70];[.S$12])" office:value-type="string" office:string-value="&quot;AUTO_REPAIR_2_XLF&quot;">
            <text:p>"AUTO_REPAIR_2_XLF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table:number-columns-repeated="3"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martmetal_manipulation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AUTO_REPAIR_2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2">
          <table:table-cell table:formula="of:=CONCATENATE([.R71];&quot;_&quot;;[.U71];[.S$12])" office:value-type="string" office:string-value="&quot;SHIELD_MULTIPLEXER_1_XLF&quot;">
            <text:p>"SHIELD_MULTIPLEXER_1_XLF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2"/>
          <table:table-cell table:number-columns-repeated="2" office:value-type="string">
            <text:p>0.125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hield_multiplexer_1" }</text:p>
          </table:table-cell>
          <table:table-cell office:value-type="string">
            <text:p>"ex_aux_slot_replace"</text:p>
          </table:table-cell>
          <table:table-cell table:formula="of:=[.A72]" office:value-type="string" office:string-value="&quot;SHIELD_MULTIPLEXER_2_XLF&quot;">
            <text:p>"SHIELD_MULTIPLEXER_2_XLF"</text:p>
          </table:table-cell>
          <table:table-cell office:value-type="string">
            <text:p>1</text:p>
          </table:table-cell>
          <table:table-cell/>
          <table:table-cell office:value-type="string">
            <text:p>"SHIELD_MULTIPLEXER_1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2">
          <table:table-cell table:formula="of:=CONCATENATE([.R72];&quot;_&quot;;[.U72];[.S$12])" office:value-type="string" office:string-value="&quot;SHIELD_MULTIPLEXER_2_XLF&quot;">
            <text:p>"SHIELD_MULTIPLEXER_2_XLF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table:number-columns-repeated="2" office:value-type="string">
            <text:p>0.25</text:p>
          </table:table-cell>
          <table:table-cell/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shield_multiplexer_2"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</text:p>
          </table:table-cell>
          <table:table-cell/>
          <table:table-cell office:value-type="string">
            <text:p>"SHIELD_MULTIPLEXER_2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2">
          <table:table-cell table:formula="of:=CONCATENATE([.R73];&quot;_&quot;;[.U73];[.S$12])" office:value-type="string" office:string-value="&quot;TARGETING_OPTRONICS_1_XLF&quot;">
            <text:p>"TARGETING_OPTRONICS_1_XLF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table:number-columns-repeated="2" office:value-type="string">
            <text:p>10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targeting_optronics_1" }</text:p>
          </table:table-cell>
          <table:table-cell office:value-type="string">
            <text:p>"ex_aux_slot_replace"</text:p>
          </table:table-cell>
          <table:table-cell table:formula="of:=[.A74]" office:value-type="string" office:string-value="&quot;TARGETING_OPTRONICS_2_XLF&quot;">
            <text:p>"TARGETING_OPTRONICS_2_XLF"</text:p>
          </table:table-cell>
          <table:table-cell office:value-type="string">
            <text:p>1</text:p>
          </table:table-cell>
          <table:table-cell/>
          <table:table-cell office:value-type="string">
            <text:p>"TARGETING_OPTRONICS_1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2">
          <table:table-cell table:formula="of:=CONCATENATE([.R74];&quot;_&quot;;[.U74];[.S$12])" office:value-type="string" office:string-value="&quot;TARGETING_OPTRONICS_2_XLF&quot;">
            <text:p>"TARGETING_OPTRONICS_2_XLF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table:number-columns-repeated="2" office:value-type="string">
            <text:p>20</text:p>
          </table:table-cell>
          <table:table-cell table:number-columns-repeated="4"/>
          <table:table-cell office:value-type="string">
            <text:p>2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"tech_targeting_optronics_2" }</text:p>
          </table:table-cell>
          <table:table-cell office:value-type="string">
            <text:p>"ex_aux_slot_replace"</text:p>
          </table:table-cell>
          <table:table-cell table:formula="of:=[.A75]" office:value-type="string" office:string-value="&quot;ENIGMATIC_ENCODER_XLF&quot;">
            <text:p>"ENIGMATIC_ENCODER_XLF"</text:p>
          </table:table-cell>
          <table:table-cell office:value-type="string">
            <text:p>10</text:p>
          </table:table-cell>
          <table:table-cell/>
          <table:table-cell office:value-type="string">
            <text:p>"TARGETING_OPTRONICS_2</text:p>
          </table:table-cell>
          <table:table-cell table:number-columns-repeated="2"/>
          <table:table-cell office:value-type="string">
            <text:p>XLF</text:p>
          </table:table-cell>
        </table:table-row>
        <table:table-row table:style-name="ro2">
          <table:table-cell table:formula="of:=CONCATENATE([.R75];&quot;_&quot;;[.U75];[.S$12])" office:value-type="string" office:string-value="&quot;ENIGMATIC_ENCODER_XLF&quot;">
            <text:p>"ENIGMATIC_ENCODER_XLF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table:number-columns-repeated="2" office:value-type="string">
            <text:p>30</text:p>
          </table:table-cell>
          <table:table-cell table:number-columns-repeated="4"/>
          <table:table-cell office:value-type="string">
            <text:p>3</text:p>
          </table:table-cell>
          <table:table-cell office:value-type="string">
            <text:p>{ military_station_extra_large military_station_xl_bulwark military_station_xxl_citadel military_station_xlarge military_station_xlarge Headquarters }</text:p>
          </table:table-cell>
          <table:table-cell office:value-type="string">
            <text:p>{ tech_enigmatic_encoder }</text:p>
          </table:table-cell>
          <table:table-cell office:value-type="string">
            <text:p>"ex_aux_slot_replace"</text:p>
          </table:table-cell>
          <table:table-cell/>
          <table:table-cell office:value-type="string">
            <text:p>100</text:p>
          </table:table-cell>
          <table:table-cell/>
          <table:table-cell office:value-type="string">
            <text:p>"ENIGMATIC_ENCODER</text:p>
          </table:table-cell>
          <table:table-cell table:number-columns-repeated="2"/>
          <table:table-cell office:value-type="string">
            <text:p>XLF</text:p>
          </table:table-cell>
        </table:table-row>
      </table:table>
      <table:table table:name="OccurenceNumbers" table:style-name="ta1">
        <table:table-column table:style-name="co2" table:number-columns-repeated="15" table:default-cell-style-name="Default"/>
        <table:table-row table:style-name="ro1">
          <table:table-cell office:value-type="string">
            <text:p>utility_component_template</text:p>
          </table:table-cell>
          <table:table-cell table:number-columns-repeated="14"/>
        </table:table-row>
        <table:table-row table:style-name="ro2"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modifier</text:p>
          </table:table-cell>
          <table:table-cell table:number-columns-repeated="4"/>
          <table:table-cell office:value-type="string">
            <text:p>prerequisites</text:p>
          </table:table-cell>
          <table:table-cell office:value-type="string">
            <text:p>component_set</text:p>
          </table:table-cell>
          <table:table-cell office:value-type="string">
            <text:p>upgrades_to</text:p>
          </table:table-cell>
          <table:table-cell office:value-type="string">
            <text:p>ai_weight</text:p>
          </table:table-cell>
        </table:table-row>
        <table:table-row table:style-name="ro2">
          <table:table-cell table:number-columns-repeated="6"/>
          <table:table-cell office:value-type="string">
            <text:p>ship_auto_repair_add</text:p>
          </table:table-cell>
          <table:table-cell office:value-type="string">
            <text:p>ship_hitpoints_mult</text:p>
          </table:table-cell>
          <table:table-cell office:value-type="string">
            <text:p>ship_shield_hp_mult</text:p>
          </table:table-cell>
          <table:table-cell office:value-type="string">
            <text:p>ship_shield_regen_add_perc</text:p>
          </table:table-cell>
          <table:table-cell office:value-type="string">
            <text:p>ship_accuracy_add</text:p>
          </table:table-cell>
          <table:table-cell table:number-columns-repeated="3"/>
          <table:table-cell office:value-type="string">
            <text:p>weigh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AUTO_REPAIR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AUTO_REPAIR_2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HIELD_MULTIPLEXER_1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SHIELD_MULTIPLEXER_2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TARGETING_OPTRONICS_1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TARGETING_OPTRONICS_2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4"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"ENIGMATIC_ENCODER"</text:p>
          </table:table-cell>
          <table:table-cell table:number-columns-repeated="14"/>
        </table:table-row>
        <table:table-row table:style-name="ro1">
          <table:table-cell table:number-columns-repeated="7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table-cell table:number-columns-repeated="6"/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/>
          <table:table-cell office:value-type="string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19:17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8-01-01T19:17:07.29</dc:date>
    <dc:creator>David </dc:creator>
    <meta:editing-duration>PT46M23S</meta:editing-duration>
    <meta:editing-cycles>7</meta:editing-cycles>
    <meta:document-statistic meta:table-count="2" meta:cell-count="1182" meta:object-count="0"/>
  </office:meta>
</office:document-meta>
</file>